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53715878" text:style-name="L1">
        <text:list-item>
          <text:p text:style-name="P2"><text:bookmark text:name="1a85"/>List your images.</text:p>
        </text:list-item>
      </text:list>
      <text:p text:style-name="P1"><text:bookmark text:name="cde7"/>$ docker image ls</text:p>
      <text:list xml:id="list154821422" text:style-name="L2">
        <text:list-item>
          <text:p text:style-name="P3"><text:bookmark text:name="282a"/>Delete a specific image.</text:p>
        </text:list-item>
      </text:list>
      <text:p text:style-name="P1"><text:bookmark text:name="e424"/>$ docker image rm [image name]</text:p>
      <text:list xml:id="list1101975249" text:style-name="L3">
        <text:list-item>
          <text:p text:style-name="P4"><text:bookmark text:name="62e3"/>Delete all existing images.</text:p>
        </text:list-item>
      </text:list>
      <text:p text:style-name="P1"><text:bookmark text:name="1c41"/>$ docker image rm $(docker images -a -q)</text:p>
      <text:list xml:id="list2756531159" text:style-name="L4">
        <text:list-item>
          <text:p text:style-name="P5"><text:bookmark text:name="789b"/>List all existing containers (running and not running).</text:p>
        </text:list-item>
      </text:list>
      <text:p text:style-name="P1"><text:bookmark text:name="f38c"/>$ docker ps -a</text:p>
      <text:list xml:id="list2654006421" text:style-name="L5">
        <text:list-item>
          <text:p text:style-name="P6"><text:bookmark text:name="f8b2"/>Change a container name at running time.</text:p>
        </text:list-item>
      </text:list>
      <text:p text:style-name="P1"><text:bookmark text:name="d6d5"/>$ docker run --name [container name] [image name]</text:p>
      <text:list xml:id="list216960297" text:style-name="L6">
        <text:list-item>
          <text:p text:style-name="P7"><text:bookmark text:name="b1f3"/>Stop a specific container.</text:p>
        </text:list-item>
      </text:list>
      <text:p text:style-name="P1"><text:bookmark text:name="7adb"/>$ docker stop [container name]</text:p>
      <text:list xml:id="list2734885229" text:style-name="L7">
        <text:list-item>
          <text:p text:style-name="P8"><text:bookmark text:name="5ca1"/>Stop all running containers.</text:p>
        </text:list-item>
      </text:list>
      <text:p text:style-name="P1"><text:bookmark text:name="59a1"/>$ docker stop $(docker ps -a -q)</text:p>
      <text:list xml:id="list1039986164" text:style-name="L8">
        <text:list-item>
          <text:p text:style-name="P9"><text:bookmark text:name="b4c4"/>Delete a specific container (only if stopped).</text:p>
        </text:list-item>
      </text:list>
      <text:p text:style-name="P1"><text:bookmark text:name="6f9e"/>$ docker rm [container name]</text:p>
      <text:list xml:id="list2052857108" text:style-name="L9">
        <text:list-item>
          <text:p text:style-name="P10"><text:bookmark text:name="3ae4"/>Delete all containers (only if stopped).</text:p>
        </text:list-item>
      </text:list>
      <text:p text:style-name="P1"><text:bookmark text:name="7105"/>$ docker rm $(docker ps -a -q)</text:p>
      <text:list xml:id="list3351680640" text:style-name="L10">
        <text:list-item>
          <text:p text:style-name="P11"><text:bookmark text:name="8da2"/>Display logs of a container.</text:p>
        </text:list-item>
      </text:list>
      <text:p text:style-name="P1"><text:bookmark text:name="0eae"/>$ docker logs [container name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4:42:57.674725433</meta:creation-date>
    <dc:date>2020-08-04T14:43:23.904359710</dc:date>
    <meta:editing-duration>PT26S</meta:editing-duration>
    <meta:editing-cycles>1</meta:editing-cycles>
    <meta:document-statistic meta:table-count="0" meta:image-count="0" meta:object-count="0" meta:page-count="1" meta:paragraph-count="20" meta:word-count="122" meta:character-count="641" meta:non-whitespace-character-count="550"/>
    <meta:generator>LibreOffice/5.3.6.1$Linux_X86_64 LibreOffice_project/30$Build-1</meta:generator>
  </office:meta>
</office:document-meta>
</file>